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OpenSymbol" svg:font-family="OpenSymbol"/>
    <style:font-face style:name="Tahoma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table:align="left" style:writing-mode="lr-tb"/>
    </style:style>
    <style:style style:name="Table1.A" style:family="table-column">
      <style:table-column-properties style:column-width="5.498cm"/>
    </style:style>
    <style:style style:name="Table1.B" style:family="table-column">
      <style:table-column-properties style:column-width="4.997cm"/>
    </style:style>
    <style:style style:name="Table1.C" style:family="table-column">
      <style:table-column-properties style:column-width="3.5cm"/>
    </style:style>
    <style:style style:name="Table1.D" style:family="table-column">
      <style:table-column-properties style:column-width="5.00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cm" fo:padding-right="0cm" fo:padding-top="0.071cm" fo:padding-bottom="0.071cm" fo:border="none" style:writing-mode="lr-tb"/>
    </style:style>
    <style:style style:name="Table1.B1" style:family="table-cell">
      <style:table-cell-properties style:vertical-align="top" fo:padding-left="0cm" fo:padding-right="0cm" fo:padding-top="0.071cm" fo:padding-bottom="0.071cm" fo:border-left="0.05pt solid #000000" fo:border-right="none" fo:border-top="none" fo:border-bottom="none" style:writing-mode="lr-tb"/>
    </style:style>
    <style:style style:name="Table1.19" style:family="table-row">
      <style:table-row-properties style:min-row-height="0.092cm" fo:keep-together="auto"/>
    </style:style>
    <style:style style:name="Table1.20" style:family="table-row">
      <style:table-row-properties style:min-row-height="2.342cm" fo:keep-together="auto"/>
    </style:style>
    <style:style style:name="Table1.B20" style:family="table-cell">
      <style:table-cell-properties style:vertical-align="middle" fo:padding-left="0cm" fo:padding-right="0cm" fo:padding-top="0.071cm" fo:padding-bottom="0.071cm" fo:border-left="0.05pt solid #000000" fo:border-right="none" fo:border-top="none" fo:border-bottom="none" style:writing-mode="lr-tb"/>
    </style:style>
    <style:style style:name="Table1.24" style:family="table-row">
      <style:table-row-properties style:min-row-height="0.314cm" fo:keep-together="auto"/>
    </style:style>
    <style:style style:name="P1" style:family="paragraph" style:parent-style-name="CV_20_Heading_20_1">
      <style:paragraph-properties fo:margin-top="0.131cm" fo:margin-bottom="0cm" loext:contextual-spacing="false" style:snap-to-layout-grid="false"/>
    </style:style>
    <style:style style:name="P2" style:family="paragraph" style:parent-style-name="CV_20_Heading_20_1">
      <style:paragraph-properties fo:margin-top="0.131cm" fo:margin-bottom="0cm" loext:contextual-spacing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CV_20_Heading_20_2_20_-_20_First_20_Line">
      <style:paragraph-properties fo:margin-top="0.131cm" fo:margin-bottom="0cm" loext:contextual-spacing="false" style:snap-to-layout-grid="false"/>
    </style:style>
    <style:style style:name="P4" style:family="paragraph" style:parent-style-name="CV_20_Heading_20_3_20_-_20_First_20_Line">
      <style:paragraph-properties fo:margin-top="0.131cm" fo:margin-bottom="0cm" loext:contextual-spacing="false" style:snap-to-layout-grid="false"/>
    </style:style>
    <style:style style:name="P5" style:family="paragraph" style:parent-style-name="CV_20_Major_20_-_20_First_20_Line">
      <style:paragraph-properties fo:margin-top="0.131cm" fo:margin-bottom="0cm" loext:contextual-spacing="false" style:snap-to-layout-grid="false"/>
    </style:style>
    <style:style style:name="P6" style:family="paragraph" style:parent-style-name="CV_20_Normal">
      <style:paragraph-properties fo:margin-top="0.131cm" fo:margin-bottom="0cm" loext:contextual-spacing="false" style:snap-to-layout-grid="false"/>
      <style:text-properties fo:font-size="10pt" fo:font-weight="normal" officeooo:paragraph-rsid="0038a9a5" style:font-size-asian="10pt" style:font-weight-asian="normal" style:font-size-complex="10pt" style:font-weight-complex="normal"/>
    </style:style>
    <style:style style:name="P7" style:family="paragraph" style:parent-style-name="CV_20_Normal">
      <style:paragraph-properties fo:margin-top="0.131cm" fo:margin-bottom="0cm" loext:contextual-spacing="false" style:snap-to-layout-grid="false"/>
      <style:text-properties fo:font-size="10pt" fo:font-weight="normal" officeooo:rsid="0038a9a5" officeooo:paragraph-rsid="003d5ab9" style:font-size-asian="10pt" style:font-weight-asian="normal" style:font-size-complex="10pt" style:font-weight-complex="normal"/>
    </style:style>
    <style:style style:name="P8" style:family="paragraph" style:parent-style-name="CV_20_Normal_20_-_20_First_20_Line">
      <style:paragraph-properties fo:margin-top="0.131cm" fo:margin-bottom="0cm" loext:contextual-spacing="false" style:snap-to-layout-grid="false"/>
    </style:style>
    <style:style style:name="P9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officeooo:paragraph-rsid="001dee11" style:font-size-asian="10pt" style:font-weight-asian="normal" style:font-size-complex="10pt" style:font-weight-complex="normal"/>
    </style:style>
    <style:style style:name="P11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officeooo:rsid="001dee11" officeooo:paragraph-rsid="001dee11" style:font-size-asian="10pt" style:font-weight-asian="normal" style:font-size-complex="10pt" style:font-weight-complex="normal"/>
    </style:style>
    <style:style style:name="P12" style:family="paragraph" style:parent-style-name="CV_20_Normal_20_-_20_First_20_Line">
      <style:paragraph-properties fo:margin-top="0.131cm" fo:margin-bottom="0cm" loext:contextual-spacing="false" style:snap-to-layout-grid="false"/>
      <style:text-properties fo:font-size="10pt" fo:font-weight="normal" officeooo:rsid="00264253" officeooo:paragraph-rsid="00264253" style:font-size-asian="10pt" style:font-weight-asian="normal" style:font-size-complex="10pt" style:font-weight-complex="normal"/>
    </style:style>
    <style:style style:name="P13" style:family="paragraph" style:parent-style-name="CV_20_Normal_20_-_20_First_20_Line">
      <style:paragraph-properties fo:margin-top="0.131cm" fo:margin-bottom="0cm" loext:contextual-spacing="false" style:snap-to-layout-grid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top="0.131cm" fo:margin-bottom="0cm" loext:contextual-spacing="false" style:snap-to-layout-gri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.131cm" fo:margin-bottom="0cm" loext:contextual-spacing="false" fo:text-align="end" style:justify-single-word="false" style:snap-to-layout-grid="false"/>
      <style:text-properties fo:font-size="10pt" fo:font-weight="normal" officeooo:rsid="002dcc91" officeooo:paragraph-rsid="002dcc91" style:font-size-asian="10pt" style:font-weight-asian="normal" style:font-size-complex="10pt" style:font-weight-complex="normal"/>
    </style:style>
    <style:style style:name="P16" style:family="paragraph" style:parent-style-name="CV_20_Heading_20_3">
      <style:paragraph-properties style:snap-to-layout-grid="false"/>
    </style:style>
    <style:style style:name="P17" style:family="paragraph" style:parent-style-name="CV_20_Heading_20_3">
      <style:paragraph-properties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CV_20_Normal">
      <style:paragraph-properties style:snap-to-layout-grid="false"/>
    </style:style>
    <style:style style:name="P19" style:family="paragraph" style:parent-style-name="CV_20_Normal">
      <style:paragraph-properties style:snap-to-layout-grid="false"/>
      <style:text-properties officeooo:paragraph-rsid="001f1c98"/>
    </style:style>
    <style:style style:name="P20" style:family="paragraph" style:parent-style-name="CV_20_Normal">
      <style:paragraph-properties style:snap-to-layout-grid="false"/>
      <style:text-properties officeooo:paragraph-rsid="00301805"/>
    </style:style>
    <style:style style:name="P21" style:family="paragraph" style:parent-style-name="CV_20_Normal">
      <style:paragraph-properties style:snap-to-layout-grid="false"/>
      <style:text-properties officeooo:paragraph-rsid="0039c31d"/>
    </style:style>
    <style:style style:name="P22" style:family="paragraph" style:parent-style-name="CV_20_Normal">
      <style:paragraph-properties style:snap-to-layout-grid="false"/>
      <style:text-properties officeooo:rsid="001c6c64"/>
    </style:style>
    <style:style style:name="P23" style:family="paragraph" style:parent-style-name="CV_20_Normal">
      <style:paragraph-properties style:snap-to-layout-grid="false"/>
      <style:text-properties officeooo:rsid="001d42ee" officeooo:paragraph-rsid="001d42ee"/>
    </style:style>
    <style:style style:name="P24" style:family="paragraph" style:parent-style-name="CV_20_Normal">
      <style:paragraph-properties style:snap-to-layout-grid="false"/>
      <style:text-properties officeooo:rsid="001f1c98" officeooo:paragraph-rsid="001f1c98"/>
    </style:style>
    <style:style style:name="P25" style:family="paragraph" style:parent-style-name="CV_20_Normal">
      <style:paragraph-properties style:snap-to-layout-grid="false"/>
      <style:text-properties officeooo:rsid="002d38f6" officeooo:paragraph-rsid="002d38f6"/>
    </style:style>
    <style:style style:name="P26" style:family="paragraph" style:parent-style-name="CV_20_Normal">
      <style:paragraph-properties style:snap-to-layout-grid="false"/>
      <style:text-properties officeooo:rsid="002dcc91" officeooo:paragraph-rsid="002dcc91"/>
    </style:style>
    <style:style style:name="P27" style:family="paragraph" style:parent-style-name="CV_20_Spacer">
      <style:paragraph-properties style:snap-to-layout-grid="false"/>
    </style:style>
    <style:style style:name="P28" style:family="paragraph" style:parent-style-name="CV_20_Normal_20_-_20_First_20_Line">
      <style:paragraph-properties fo:margin-left="0cm" fo:margin-right="0.199cm" fo:margin-top="0.131cm" fo:margin-bottom="0cm" loext:contextual-spacing="false" fo:text-indent="0cm" style:auto-text-indent="false" style:snap-to-layout-grid="false"/>
      <style:text-properties fo:background-color="transparent"/>
    </style:style>
    <style:style style:name="P29" style:family="paragraph" style:parent-style-name="CV_20_Heading_20_1">
      <style:paragraph-properties fo:margin-left="0cm" fo:margin-right="0.199cm" fo:margin-top="0.131cm" fo:margin-bottom="0cm" loext:contextual-spacing="false" fo:text-indent="0cm" style:auto-text-indent="false" style:snap-to-layout-grid="false"/>
    </style:style>
    <style:style style:name="P30" style:family="paragraph" style:parent-style-name="Standard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fo:background-color="transparent"/>
    </style:style>
    <style:style style:name="P31" style:family="paragraph" style:parent-style-name="CV_20_Heading_20_3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fo:background-color="transparent"/>
    </style:style>
    <style:style style:name="P32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paragraph-rsid="001f1c98" fo:background-color="transparent"/>
    </style:style>
    <style:style style:name="P33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rsid="001f1c98" officeooo:paragraph-rsid="001f1c98" fo:background-color="transparent"/>
    </style:style>
    <style:style style:name="P34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rsid="002d38f6" officeooo:paragraph-rsid="002d38f6" fo:background-color="transparent"/>
    </style:style>
    <style:style style:name="P35" style:family="paragraph" style:parent-style-name="CV_20_Heading_20_3_20_-_20_First_20_Line">
      <style:paragraph-properties fo:margin-left="0cm" fo:margin-right="0.199cm" fo:margin-top="0cm" fo:margin-bottom="0cm" loext:contextual-spacing="false" fo:text-align="end" style:justify-single-word="false" fo:text-indent="0cm" style:auto-text-indent="false" style:snap-to-layout-grid="false"/>
      <style:text-properties officeooo:rsid="002dcc91" officeooo:paragraph-rsid="002dcc91" fo:background-color="transparent"/>
    </style:style>
    <style:style style:name="P36" style:family="paragraph" style:parent-style-name="CV_20_Heading_20_3">
      <style:paragraph-properties fo:margin-left="0cm" fo:margin-right="0.199cm" fo:text-indent="0cm" style:auto-text-indent="false" style:snap-to-layout-grid="false"/>
    </style:style>
    <style:style style:name="P37" style:family="paragraph" style:parent-style-name="CV_20_Normal">
      <style:paragraph-properties fo:margin-left="0cm" fo:margin-right="0.199cm" fo:text-indent="0cm" style:auto-text-indent="false"/>
    </style:style>
    <style:style style:name="P38" style:family="paragraph" style:parent-style-name="CV_20_Normal">
      <style:paragraph-properties fo:margin-left="0cm" fo:margin-right="0.199cm" fo:text-indent="0cm" style:auto-text-indent="false" style:snap-to-layout-grid="false"/>
    </style:style>
    <style:style style:name="P39" style:family="paragraph" style:parent-style-name="Text_20_body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CV_20_Heading_20_3">
      <style:paragraph-properties style:snap-to-layout-grid="false"/>
    </style:style>
    <style:style style:name="P41" style:family="paragraph" style:parent-style-name="CV_20_Heading_20_3">
      <style:paragraph-properties style:snap-to-layout-grid="false"/>
      <style:text-properties officeooo:rsid="004065c4" officeooo:paragraph-rsid="004065c4"/>
    </style:style>
    <style:style style:name="P42" style:family="paragraph" style:parent-style-name="CV_20_Normal" style:list-style-name="L2">
      <style:paragraph-properties style:snap-to-layout-grid="false"/>
    </style:style>
    <style:style style:name="P43" style:family="paragraph" style:parent-style-name="CV_20_Normal" style:list-style-name="L2">
      <style:paragraph-properties style:snap-to-layout-grid="false"/>
      <style:text-properties officeooo:paragraph-rsid="00224983"/>
    </style:style>
    <style:style style:name="P44" style:family="paragraph" style:parent-style-name="CV_20_Normal" style:list-style-name="L2">
      <style:paragraph-properties style:snap-to-layout-grid="false"/>
      <style:text-properties officeooo:paragraph-rsid="0022452e"/>
    </style:style>
    <style:style style:name="P45" style:family="paragraph" style:parent-style-name="CV_20_Normal">
      <style:paragraph-properties style:snap-to-layout-grid="false"/>
      <style:text-properties officeooo:paragraph-rsid="004065c4"/>
    </style:style>
    <style:style style:name="P46" style:family="paragraph" style:parent-style-name="CV_20_Normal">
      <style:paragraph-properties fo:margin-left="0cm" fo:margin-right="0.199cm" fo:text-indent="0cm" style:auto-text-indent="false" style:snap-to-layout-grid="false"/>
      <style:text-properties officeooo:paragraph-rsid="004065c4"/>
    </style:style>
    <style:style style:name="P47" style:family="paragraph" style:parent-style-name="CV_20_Normal">
      <style:paragraph-properties fo:margin-top="0.131cm" fo:margin-bottom="0cm" loext:contextual-spacing="false" style:snap-to-layout-grid="false"/>
      <style:text-properties fo:font-size="10pt" fo:font-weight="normal" officeooo:paragraph-rsid="003d5ab9" style:font-size-asian="10pt" style:font-weight-asian="normal" style:font-size-complex="10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d42ee" style:font-size-asian="10pt" style:font-size-complex="10pt"/>
    </style:style>
    <style:style style:name="T4" style:family="text">
      <style:text-properties style:text-position="sub 58%"/>
    </style:style>
    <style:style style:name="T5" style:family="text">
      <style:text-properties style:text-position="0% 100%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dcc91" style:font-weight-asian="normal" style:font-weight-complex="normal"/>
    </style:style>
    <style:style style:name="T8" style:family="text">
      <style:text-properties fo:font-weight="normal" officeooo:rsid="00301805" style:font-weight-asian="normal" style:font-weight-complex="normal"/>
    </style:style>
    <style:style style:name="T9" style:family="text">
      <style:text-properties style:font-name="MathJax Main"/>
    </style:style>
    <style:style style:name="T10" style:family="text">
      <style:text-properties officeooo:rsid="001d42ee"/>
    </style:style>
    <style:style style:name="T11" style:family="text">
      <style:text-properties officeooo:rsid="001dee11"/>
    </style:style>
    <style:style style:name="T12" style:family="text">
      <style:text-properties officeooo:rsid="00224983"/>
    </style:style>
    <style:style style:name="T13" style:family="text">
      <style:text-properties officeooo:rsid="0023504d"/>
    </style:style>
    <style:style style:name="T14" style:family="text">
      <style:text-properties officeooo:rsid="002cc0ff"/>
    </style:style>
    <style:style style:name="T15" style:family="text">
      <style:text-properties officeooo:rsid="002d38f6"/>
    </style:style>
    <style:style style:name="T16" style:family="text">
      <style:text-properties officeooo:rsid="002dcc91"/>
    </style:style>
    <style:style style:name="T17" style:family="text">
      <style:text-properties officeooo:rsid="003464a7"/>
    </style:style>
    <style:style style:name="T18" style:family="text">
      <style:text-properties officeooo:rsid="0038a9a5"/>
    </style:style>
    <style:style style:name="T19" style:family="text">
      <style:text-properties officeooo:rsid="00212bb1"/>
    </style:style>
    <style:style style:name="T20" style:family="text">
      <style:text-properties officeooo:rsid="003f686e"/>
    </style:style>
    <style:style style:name="T21" style:family="text">
      <style:text-properties officeooo:rsid="003fdac0"/>
    </style:style>
    <style:style style:name="T22" style:family="text">
      <style:text-properties officeooo:rsid="004065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margin-left="0.4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199cm" fo:margin-left="0.199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Pier Paolo Baruselli's Curriculum Vita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7"/>
          </table:table-cell>
          <table:table-cell table:style-name="Table1.B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Personal information</text:p>
          </table:table-cell>
          <table:table-cell table:style-name="Table1.B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3">Surname / First name</text:p>
          </table:table-cell>
          <table:table-cell table:style-name="Table1.B1" table:number-columns-spanned="3" office:value-type="string">
            <text:p text:style-name="P5">Dr. Baruselli Pier Paolo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Address 1</text:p>
          </table:table-cell>
          <table:table-cell table:style-name="Table1.B1" table:number-columns-spanned="3" office:value-type="string">
            <text:p text:style-name="P18">Via Dossi, 2 25040 Braone (BS), Italy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Address 2</text:p>
          </table:table-cell>
          <table:table-cell table:style-name="Table1.B1" table:number-columns-spanned="3" office:value-type="string">
            <text:p text:style-name="P22">SISSA, Via Bonomea, 265 34136 Trieste (Italy)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>Telephone (office)</text:p>
          </table:table-cell>
          <table:table-cell table:style-name="Table1.B1" office:value-type="string">
            <text:p text:style-name="P23">+390403787448</text:p>
          </table:table-cell>
          <table:table-cell table:style-name="Table1.A1" office:value-type="string">
            <text:p text:style-name="P36">Mobile</text:p>
          </table:table-cell>
          <table:table-cell table:style-name="Table1.A1" office:value-type="string">
            <text:p text:style-name="P18">+393299875875</text:p>
          </table:table-cell>
        </table:table-row>
        <table:table-row table:style-name="Table1.1">
          <table:table-cell table:style-name="Table1.A1" office:value-type="string">
            <text:p text:style-name="P16">E-mail</text:p>
          </table:table-cell>
          <table:table-cell table:style-name="Table1.B1" table:number-columns-spanned="3" office:value-type="string">
            <text:p text:style-name="P45"><text:a xlink:type="simple" xlink:href="mailto:barusell@sissa.it" text:style-name="Internet_20_link" text:visited-style-name="Visited_20_Internet_20_Link"><text:span text:style-name="T13">barusell@sissa.it</text:span></text:a><text:span text:style-name="T13">, </text:span><text:s/><text:a xlink:type="simple" xlink:href="mailto:pierpaolobaruselli@libero.it" text:style-name="Internet_20_link" text:visited-style-name="Visited_20_Internet_20_Link">pierpaolobaruselli@libero.it</text:a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1">Websites</text:p>
          </table:table-cell>
          <table:table-cell table:style-name="Table1.B1" table:number-columns-spanned="3" office:value-type="string">
            <text:p text:style-name="P45"><text:a xlink:type="simple" xlink:href="https://www.linkedin.com/in/pier-paolo-baruselli-7710b414a/" text:style-name="Internet_20_link" text:visited-style-name="Visited_20_Internet_20_Link"><text:span text:style-name="T22">https://www.linkedin.com/in/pier-paolo-baruselli-7710b414a/</text:span></text:a><text:span text:style-name="T22"> </text:span></text:p>
            <text:p text:style-name="P45"><text:a xlink:type="simple" xlink:href="https://cm.sissa.it/people/members.php?ID=2450" text:style-name="Internet_20_link" text:visited-style-name="Visited_20_Internet_20_Link"><text:span text:style-name="T22">https://cm.sissa.it/people/members.php?ID=2450</text:span></text:a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Nationality</text:p>
          </table:table-cell>
          <table:table-cell table:style-name="Table1.B1" table:number-columns-spanned="3" office:value-type="string">
            <text:p text:style-name="P8">Italian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4">Date of birth</text:p>
          </table:table-cell>
          <table:table-cell table:style-name="Table1.B1" table:number-columns-spanned="3" office:value-type="string">
            <text:p text:style-name="P28"><text:s text:c="2"/>30/03/1984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B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Scientific Activity</text:p>
          </table:table-cell>
          <table:table-cell table:style-name="Table1.B1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urrent Affiliation</text:p>
          </table:table-cell>
          <table:table-cell table:style-name="Table1.B1" table:number-columns-spanned="3" office:value-type="string">
            <text:p text:style-name="P13"><text:span text:style-name="T2">PostDoc at </text:span><text:span text:style-name="T3">SISSA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General Interests</text:p>
          </table:table-cell>
          <table:table-cell table:style-name="Table1.B1" table:number-columns-spanned="3" office:value-type="string">
            <text:p text:style-name="P12">Data science; machine learning; <text:span text:style-name="T16">internet of things.</text:span></text:p>
            <text:p text:style-name="P9">Theoretical solid state physics. Strongly correlated materials; transport properties; topological properties; <text:span text:style-name="T10">dissipation</text:span>. Many-body theory; density functional theory; topological band structure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Current <text:span text:style-name="T17">scientific</text:span> activity</text:p>
          </table:table-cell>
          <table:table-cell table:style-name="Table1.B1" table:number-columns-spanned="3" office:value-type="string">
            <text:p text:style-name="P11">Energy dissipation in the Kondo effect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Past <text:span text:style-name="T17">scientific </text:span>Activity</text:p>
          </table:table-cell>
          <table:table-cell table:style-name="Table1.B1" table:number-columns-spanned="3" office:value-type="string">
            <text:p text:style-name="P10">Topological Kondo insulators; SmB<text:span text:style-name="T4">6</text:span><text:span text:style-name="T5">;</text:span> quasiparticle interference, impurities in topological insulators; strong correlations in topological phases.</text:p>
            <text:p text:style-name="P9">Transport in magnetic nanocontacts. Joining DFT and many-body techniques to describe the Kondo effect from first principles (as a PhD student). </text:p>
            <text:p text:style-name="P9">Study of semiconductor nanostructures and their transport properties, focusing on superlattices (as an undergraduate student).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Informatics Abilities</text:p>
            <text:p text:style-name="P14"/>
            <text:p text:style-name="P15"/>
            <text:p text:style-name="P15"><text:s text:c="2"/></text:p>
          </table:table-cell>
          <table:table-cell table:style-name="Table1.B1" table:number-columns-spanned="3" office:value-type="string">
            <text:p text:style-name="P9">Good knowledge of Fortran, <text:span text:style-name="T11">Python, Jupyter, Bash</text:span> and LaTeX. Basic notions of C, C++, <text:span text:style-name="T11">R,</text:span> <text:span text:style-name="T14">SQL, </text:span>Mathematica, <text:span text:style-name="T21">MatLab, PowerBI, git </text:span>and <text:span text:style-name="T20">Libre</text:span> Office.</text:p>
            <text:p text:style-name="P6"><text:span text:style-name="T18">Github (</text:span><text:a xlink:type="simple" xlink:href="https://github.com/baruselli" text:style-name="Internet_20_link" text:visited-style-name="Visited_20_Internet_20_Link"><text:span text:style-name="T18">https://github.com/baruselli</text:span></text:a><text:span text:style-name="T18">)</text:span></text:p>
            <text:p text:style-name="P7">Plotly (<text:a xlink:type="simple" xlink:href="https://plot.ly/~baruselli/" text:style-name="Internet_20_link" text:visited-style-name="Visited_20_Internet_20_Link">https://plot.ly/~baruselli/</text:a>)</text:p>
            <text:p text:style-name="P47"><text:span text:style-name="T16">Arduino (</text:span><text:a xlink:type="simple" xlink:href="https://thingspeak.com/channels/329109" text:style-name="Internet_20_link" text:visited-style-name="Visited_20_Internet_20_Link"><text:span text:style-name="T16">https://thingspeak.com/channels/329109</text:span></text:a><text:span text:style-name="T16">)</text:span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7"/>
          </table:table-cell>
          <table:table-cell table:style-name="Table1.B1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1.19">
          <table:table-cell table:style-name="Table1.A1" office:value-type="string">
            <text:p text:style-name="P1">Education and training</text:p>
          </table:table-cell>
          <table:table-cell table:style-name="Table1.B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20">
          <table:table-cell table:style-name="Table1.A1" office:value-type="string">
            <text:p text:style-name="P35">Date</text:p>
            <text:p text:style-name="P34"/>
            <text:p text:style-name="P34"/>
            <text:p text:style-name="P34"/>
            <text:p text:style-name="P34">Date</text:p>
            <text:p text:style-name="P33"/>
            <text:p text:style-name="P33"/>
            <text:p text:style-name="P33">Date</text:p>
            <text:p text:style-name="P32"/>
            <text:p text:style-name="P32"/>
            <text:p text:style-name="P32">Date</text:p>
            <text:p text:style-name="P31"/>
            <text:p text:style-name="P30"/>
            <text:p text:style-name="P30">Date</text:p>
            <text:p text:style-name="P30"/>
            <text:p text:style-name="P30"/>
            <text:p text:style-name="P30"/>
            <text:p text:style-name="P30">Date</text:p>
            <text:p text:style-name="P30"/>
            <text:p text:style-name="P30"><text:soft-page-break/>Date</text:p>
            <text:p text:style-name="P30"/>
            <text:p text:style-name="P30"/>
            <text:p text:style-name="P30"/>
            <text:p text:style-name="P30"/>
            <text:p text:style-name="P30">Date</text:p>
            <text:p text:style-name="P30"/>
            <text:p text:style-name="P30"/>
            <text:p text:style-name="P30"/>
            <text:p text:style-name="P30"/>
            <text:p text:style-name="P30">Date</text:p>
            <text:p text:style-name="P30"/>
            <text:p text:style-name="P30"/>
            <text:p text:style-name="P30">Date</text:p>
            <text:p text:style-name="P30"/>
            <text:p text:style-name="P30"/>
            <text:p text:style-name="P30"/>
            <text:p text:style-name="P30"/>
            <text:p text:style-name="P30">Date</text:p>
            <text:p text:style-name="P30"/>
            <text:p text:style-name="P30"/>
            <text:p text:style-name="P30">Date</text:p>
          </table:table-cell>
          <table:table-cell table:style-name="Table1.B20" table:number-columns-spanned="3" office:value-type="string">
            <text:p text:style-name="P26">July 2017</text:p>
            <text:p text:style-name="P20"><text:span text:style-name="T16">Participant to </text:span><text:span text:style-name="T7">“</text:span><text:a xlink:type="simple" xlink:href="http://indico.ictp.it/event/8170/" text:style-name="Internet_20_link" text:visited-style-name="Visited_20_Internet_20_Link"><text:span text:style-name="Strong_20_Emphasis"><text:span text:style-name="T7">The CODATA-RDA Research Data Science Applied workshop </text:span></text:span></text:a><text:a xlink:type="simple" xlink:href="http://indico.ictp.it/event/8170/" text:style-name="Internet_20_link" text:visited-style-name="Visited_20_Internet_20_Link"><text:span text:style-name="Strong_20_Emphasis"><text:span text:style-name="T8">on</text:span></text:span></text:a><text:a xlink:type="simple" xlink:href="http://indico.ictp.it/event/8170/" text:style-name="Internet_20_link" text:visited-style-name="Visited_20_Internet_20_Link"><text:span text:style-name="Strong_20_Emphasis"><text:span text:style-name="T7"> IoT/Big-Data Analytics</text:span></text:span></text:a><text:span text:style-name="Strong_20_Emphasis"><text:span text:style-name="T6">”</text:span></text:span></text:p>
            <text:p text:style-name="P26"/>
            <text:p text:style-name="P25">August 2016</text:p>
            <text:p text:style-name="P24"><text:span text:style-name="T15">Participant to </text:span>“<text:a xlink:type="simple" xlink:href="http://indico.ictp.it/event/7658/" text:style-name="Internet_20_link" text:visited-style-name="Visited_20_Internet_20_Link">The CODATA-RDA School of Research Data Science</text:a>”</text:p>
            <text:p text:style-name="P24"/>
            <text:p text:style-name="P24">April 2016 – Present</text:p>
            <text:p text:style-name="P24">PostDoc at SISSA</text:p>
            <text:p text:style-name="P19"/>
            <text:p text:style-name="P19">January 2013 – February 2016</text:p>
            <text:p text:style-name="P18">PostDoc at the TU Dresden under the supervision of Prof. M. Vojta </text:p>
            <text:p text:style-name="P18"/>
            <text:p text:style-name="P18">October, 29th 2012 </text:p>
            <text:p text:style-name="P18">PhD degree in “Theory and simulation of condensed matter” with thesis “<text:a xlink:type="simple" xlink:href="http://www.sissa.it/cm/phdsection/past_phd_thesis/2012/Baruselli.pdf" text:style-name="Internet_20_link" text:visited-style-name="Visited_20_Internet_20_Link">Kondo conductance anomalies from first principles</text:a>” under the supervision of Profs. M. Fabrizio and E. Tosatti </text:p>
            <text:p text:style-name="P18"/>
            <text:p text:style-name="P18">From November 2008 to October 2012 </text:p>
            <text:p text:style-name="P18">PhD student at <text:a xlink:type="simple" xlink:href="https://www.sissa.it/cm/" text:style-name="Internet_20_link" text:visited-style-name="Visited_20_Internet_20_Link">SISSA</text:a>, Trieste. </text:p>
            <text:p text:style-name="P18"><text:soft-page-break/>May, 19th 2009 </text:p>
            <text:p text:style-name="P18"><text:span text:style-name="T1">Diploma</text:span> at IUSS-SUS (Scuola Universitaria Superiore), with the thesis <text:s/>“Fotoni entangled: analisi dell'evidenza sperimentale” (“Entangled photons: analysis of experimental evidences”), supervisor Prof. V. Degiorgio </text:p>
            <text:p text:style-name="P18"/>
            <text:p text:style-name="P38"><text:s text:c="3"/>June, 29th 2008 </text:p>
            <text:p text:style-name="P18"><text:span text:style-name="T1">Laurea Specialistica</text:span> in Scienze Fisiche (second level degree in Physics) at Pavia University; thesis “Semiclassical analysis of electronic transport in semiconductor superlattices”, supervisor <text:s/>Prof. L. C. Andreani, co-supervisor Prof. R. Ferreira; mark 110/110 con lode </text:p>
            <text:p text:style-name="P18"/>
            <text:p text:style-name="P18">From September 2007 to June 2008 </text:p>
            <text:p text:style-name="P18">Guest student <text:s/>(<text:span text:style-name="T1">pensionnaire étranger</text:span>) at ENS, Paris </text:p>
            <text:p text:style-name="P18"/>
            <text:p text:style-name="P18">July, 21st 2006 </text:p>
            <text:p text:style-name="P18"><text:span text:style-name="T1">Laurea triennale</text:span> in fisica (first level degree in Physics) <text:s/>at Pavia University; thesis “Sistemi superconduttivi e trasformazione di Bogoljubov-Valatin” (“Superconductive systems and <text:s/>Bogoljubov-Valatin transformation”), supervisor Prof. S. Boffi; mark 110/110 con lode </text:p>
            <text:p text:style-name="P18"/>
            <text:p text:style-name="P18">From October 2003 to July 2008 </text:p>
            <text:p text:style-name="P18">Student at University of Pavia, Collegio Ghislieri and Scuola Universitaria Superiore, Pavia </text:p>
            <text:p text:style-name="P18"/>
            <text:p text:style-name="P18">July 2003 </text:p>
            <text:p text:style-name="P18"><text:span text:style-name="T1">Maturità scientific</text:span>a (high school degree) at Liceo C. Golgi Breno (BS), mark 100/100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9">Languages</text:p>
          </table:table-cell>
          <table:table-cell table:style-name="Table1.B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1" table:number-columns-spanned="3" office:value-type="string">
            <text:p text:style-name="P21">English: certification B2 <text:s text:c="9"/>French: certification A2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1" table:number-columns-spanned="3" office:value-type="string">
            <text:p text:style-name="P21">German: certification B2 <text:s text:c="8"/><text:span text:style-name="T19">Basics of Slovenian and Spanish</text:span></text:p>
          </table:table-cell>
          <table:covered-table-cell/>
          <table:covered-table-cell/>
        </table:table-row>
        <table:table-row table:style-name="Table1.24">
          <table:table-cell table:style-name="Table1.A1" office:value-type="string">
            <text:p text:style-name="P16"/>
          </table:table-cell>
          <table:table-cell table:style-name="Table1.B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7">List of Publications</text:p>
          </table:table-cell>
          <table:table-cell table:style-name="Table1.B1" table:number-columns-spanned="3" office:value-type="string">
            <text:p text:style-name="P46"><text:span text:style-name="T22"><text:s text:c="16"/></text:span><text:a xlink:type="simple" xlink:href="https://arxiv.org/find/all/1/all:+baruselli/0/1/0/all/0/1" text:style-name="Internet_20_link" text:visited-style-name="Visited_20_Internet_20_Link"><text:span text:style-name="T22">https://arxiv.org/find/all/1/all:+baruselli/0/1/0/all/0/1</text:span></text:a>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B1" table:number-columns-spanned="3" office:value-type="string">
            <text:list xml:id="list7867975824374151479" text:style-name="L2">
              <text:list-item>
                <text:p text:style-name="P43">P. P. Baruselli, M. Fabrizio, <text:span text:style-name="T12">and</text:span> E. Tosatti, <text:a xlink:type="simple" xlink:href="https://journals.aps.org/prb/abstract/10.1103/PhysRevB.96.075113" text:style-name="Internet_20_link" text:visited-style-name="Visited_20_Internet_20_Link"><text:span text:style-name="T12">Mechanical dissipation at a tip-induced Kondo onset</text:span></text:a><text:span text:style-name="T12">, <text:s/>Phys. Rev. B 96, 075113 (2017).</text:span></text:p>
              </text:list-item>
              <text:list-item>
                <text:p text:style-name="P43"><text:span text:style-name="T12">R. Requist, P. P. Baruselli, A. Smogunov, M. Fabrizio, S. Modesti, and E. Tosatti, </text:span><text:a xlink:type="simple" xlink:href="http://www.nature.com/nnano/journal/v11/n6/full/nnano.2016.55.html" text:style-name="Internet_20_link" text:visited-style-name="Visited_20_Internet_20_Link">Metallic, Magnetic and Molecular Nanocontacts</text:a>, Nature Nanotech. 11, 499-508 (2016) </text:p>
              </text:list-item>
              <text:list-item>
                <text:p text:style-name="P44">P. P. Baruselli and M. Vojta, <text:a xlink:type="simple" xlink:href="http://journals.aps.org/prb/abstract/10.1103/PhysRevB.93.235111" text:style-name="Internet_20_link" text:visited-style-name="Visited_20_Internet_20_Link">Cotunneling into a Kondo lattice with odd hybridization</text:a>, Phys. Rev. B 93, 235111 (2016) </text:p>
              </text:list-item>
              <text:list-item>
                <text:p text:style-name="P42">P. P. Baruselli and M. Vojta,<text:a xlink:type="simple" xlink:href="http://journals.aps.org/prb/abstract/10.1103/PhysRevB.93.195117" text:style-name="Internet_20_link" text:visited-style-name="Visited_20_Internet_20_Link"> Spin textures on general surfaces of the correlated topological insulator SmB6</text:a>, Phys. Rev. B 93, 195117 (2016)</text:p>
              </text:list-item>
              <text:list-item>
                <text:p text:style-name="P42"><text:bookmark text:name="smb_rec"/>P. P. Baruselli and M. Vojta, <text:a xlink:type="simple" xlink:href="http://iopscience.iop.org/article/10.1088/2053-1583/2/4/044011" text:style-name="Internet_20_link" text:visited-style-name="Visited_20_Internet_20_Link">Surface reconstruction in a tight-binding model for the topological Kondo insulator SmB6</text:a>, 2D Materials 2, 044011 (2015)</text:p>
              </text:list-item>
              <text:list-item>
                <text:p text:style-name="P42"><text:bookmark-start text:name="smbtci"/>P. P. Baruselli and M. Vojta, <text:a xlink:type="simple" xlink:href="http://journals.aps.org/prl/abstract/10.1103/PhysRevLett.115.156404" text:style-name="Internet_20_link" text:visited-style-name="Visited_20_Internet_20_Link">Distinct Topological Crystalline Phases in Models for the Strongly Correlated Topological Insulator </text:a><text:bookmark text:name="MathJax-Span-6"/><text:bookmark text:name="MathJax-Span-5"/><text:bookmark text:name="MathJax-Span-4"/><text:bookmark text:name="MathJax-Span-3"/><text:bookmark text:name="MathJax-Span-2"/><text:bookmark text:name="MathJax-Span-1"/><text:bookmark text:name="MathJax-Element-1-Frame"/><text:a xlink:type="simple" xlink:href="http://journals.aps.org/prl/abstract/10.1103/PhysRevLett.115.156404" text:style-name="Internet_20_link" text:visited-style-name="Visited_20_Internet_20_Link"><text:span text:style-name="T9">SmB</text:span></text:a><text:bookmark text:name="MathJax-Span-8"/><text:bookmark text:name="MathJax-Span-7"/><text:a xlink:type="simple" xlink:href="http://journals.aps.org/prl/abstract/10.1103/PhysRevLett.115.156404" text:style-name="Internet_20_link" text:visited-style-name="Visited_20_Internet_20_Link"><text:span text:style-name="T9">6</text:span></text:a>,<text:bookmark-end text:name="smbtci"/> Phys. Rev. Lett. <text:span text:style-name="T6">115</text:span>, 156404 (2015)</text:p>
              </text:list-item>
              <text:list-item>
                <text:p text:style-name="P42"><text:bookmark-start text:name="cocu"/>P. P. Baruselli, R. Requist, A. Smogunov, M. Fabrizio, and E. Tosatti, <text:a xlink:type="simple" xlink:href="http://journals.aps.org/prb/abstract/10.1103/PhysRevB.92.045119" office:target-frame-name="_self" xlink:show="replace" text:style-name="Internet_20_link" text:visited-style-name="Visited_20_Internet_20_Link">Co adatoms on Cu surfaces: Ballistic conductance and Kondo temperature</text:a>, Phys. Rev. B 92, 045119 (2015)<text:bookmark-end text:name="cocu"/></text:p>
              </text:list-item>
              <text:list-item>
                <text:p text:style-name="P42">P<text:bookmark text:name="prbsmb6"/>. P. Baruselli and M. Vojta, <text:a xlink:type="simple" xlink:href="http://journals.aps.org/prb/abstract/10.1103/PhysRevB.90.201106" text:style-name="Internet_20_link" text:visited-style-name="Visited_20_Internet_20_Link">Scanning tunneling spectroscopy and surface quasiparticle interference in models for the strongly correlated topological insulators SmB6 and PuB6</text:a>, Phys. Rev. B 90, 201106(R) (2014) </text:p>
              </text:list-item>
              <text:list-item>
                <text:p text:style-name="P42"><text:bookmark text:name="prbtki"/>P. P. Baruselli and M. Vojta, <text:a xlink:type="simple" xlink:href="http://journals.aps.org/prb/abstract/10.1103/PhysRevB.89.205105" text:style-name="Internet_20_link" text:visited-style-name="Visited_20_Internet_20_Link">Kondo holes in topological Kondo insulators: Spectral properties and surface quasiparticle interference</text:a>, Phys. Rev. B 89, 205105 (2014) </text:p>
              </text:list-item>
              <text:list-item>
                <text:p text:style-name="P42"><text:bookmark text:name="pnasno"/>R. Requist, S. Modesti, P. P. Baruselli, A. Smogunov, M. Fabrizio, and E. Tosatti, <text:a xlink:type="simple" xlink:href="http://www.pnas.org/content/111/1/69" text:style-name="Internet_20_link" text:visited-style-name="Visited_20_Internet_20_Link">Kondo conductance across the smallest spin 1/2 radical molecule</text:a>, PNAS 111, 69 (2014) </text:p>
              </text:list-item>
              <text:list-item>
                <text:p text:style-name="P42"><text:bookmark text:name="prbnanotube"/>P. P. Baruselli, M. Fabrizio, A. Smogunov, R. Requist, and E. Tosatti, <text:a xlink:type="simple" xlink:href="http://journals.aps.org/prb/abstract/10.1103/PhysRevB.88.245426" text:style-name="Internet_20_link" text:visited-style-name="Visited_20_Internet_20_Link">Magnetic impurities in nanotubes: From density functional theory to Kondo many-body effects</text:a>, Phys. Rev. B 88, 245426 (2013) </text:p>
              </text:list-item>
              <text:list-item>
                <text:p text:style-name="P42"><text:bookmark text:name="prlferro"/>P. P. Baruselli, R. Requist, M. Fabrizio, and E. Tosatti , <text:a xlink:type="simple" xlink:href="http://journals.aps.org/prl/abstract/10.1103/PhysRevLett.111.047201" text:style-name="Internet_20_link" text:visited-style-name="Visited_20_Internet_20_Link">Ferromagnetic Kondo Effect in a Triple Quantum Dot System</text:a> Phys. Rev. Lett. 111, 047201 (2013) </text:p>
              </text:list-item>
              <text:list-item>
                <text:p text:style-name="P42"><text:bookmark text:name="subohmic"/>P. P. Baruselli and M. Fabrizio, <text:a xlink:type="simple" xlink:href="http://journals.aps.org/prb/abstract/10.1103/PhysRevB.85.073106" text:style-name="Internet_20_link" text:visited-style-name="Visited_20_Internet_20_Link">Sub-Ohmic two-level system representation of the Kondo effect</text:a>, Phys. Rev. B 85, 073106 (2012) </text:p>
              </text:list-item>
              <text:list-item>
                <text:p text:style-name="P42"><text:bookmark text:name="prlnanotube"/>P. P. Baruselli, A. Smogunov, M. Fabrizio, and E. Tosatti, <text:a xlink:type="simple" xlink:href="http://journals.aps.org/prl/abstract/10.1103/PhysRevLett.108.206807" text:style-name="Internet_20_link" text:visited-style-name="Visited_20_Internet_20_Link">Kondo Effect of Magnetic Impurities in Nanotubes</text:a>, Phys. Rev. Lett. 108, 206807 (2012)</text:p>
              </text:list-item>
              <text:list-item>
                <text:p text:style-name="P42"><text:bookmark text:name="phe"/>P. P. Baruselli, A. Smogunov, M. Fabrizio, and E. Tosatti, <text:a xlink:type="simple" xlink:href="http://www.sciencedirect.com/science/article/pii/S1386947711001639" text:style-name="Internet_20_link" text:visited-style-name="Visited_20_Internet_20_Link">Kondo effect </text:a><text:a xlink:type="simple" xlink:href="http://www.sciencedirect.com/science/article/pii/S1386947711001639" text:style-name="Internet_20_link" text:visited-style-name="Visited_20_Internet_20_Link">of magnetic impurities on nanotubes</text:a>, Physica E: Low-dimensional Systems and Nanostructures (2012) 44, 1040 (2012)</text:p>
              </text:list-item>
            </text:list>
          </table:table-cell>
          <table:covered-table-cell/>
          <table:covered-table-cell/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OpenSymbol" svg:font-family="OpenSymbol"/>
    <style:font-face style:name="Tahoma" svg:font-family="Tahoma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99cc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style:font-name="Arial Narrow" fo:font-family="'Arial Narrow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1" style:font-family-complex="Tahoma" style:font-pitch-complex="variable" style:font-size-complex="14pt"/>
    </style:style>
    <style:style style:name="Légend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V_20_Title" style:display-name="CV Title" style:family="paragraph" style:parent-style-name="Standard">
      <style:paragraph-properties fo:margin-left="0.199cm" fo:margin-right="0.199cm" fo:text-align="end" style:justify-single-word="false" fo:text-indent="0cm" style:auto-text-indent="false"/>
      <style:text-properties fo:font-size="14pt" fo:letter-spacing="0.018cm" fo:language="fr" fo:country="FR" fo:font-weight="bold" style:font-size-asian="14pt" style:font-weight-asian="bold" style:font-weight-complex="bold"/>
    </style:style>
    <style:style style:name="CV_20_Heading_20_1" style:display-name="CV Heading 1" style:family="paragraph" style:parent-style-name="Standard" style:next-style-name="Standard">
      <style:paragraph-properties fo:margin-left="0.199cm" fo:margin-right="0.199cm" fo:margin-top="0.131cm" fo:margin-bottom="0cm" loext:contextual-spacing="false" fo:text-align="end" style:justify-single-word="false" fo:text-indent="0cm" style:auto-text-indent="false"/>
      <style:text-properties fo:font-size="12pt" fo:font-weight="bold" style:font-size-asian="12pt" style:font-weight-asian="bold"/>
    </style:style>
    <style:style style:name="CV_20_Heading_20_2" style:display-name="CV Heading 2" style:family="paragraph" style:parent-style-name="CV_20_Heading_20_1" style:next-style-name="Standard">
      <style:paragraph-properties fo:margin-top="0cm" fo:margin-bottom="0cm" loext:contextual-spacing="false"/>
      <style:text-properties fo:font-size="11pt" fo:font-weight="normal" style:font-size-asian="11pt" style:font-weight-asian="normal"/>
    </style:style>
    <style:style style:name="CV_20_Heading_20_2_20_-_20_First_20_Line" style:display-name="CV Heading 2 - First Line" style:family="paragraph" style:parent-style-name="CV_20_Heading_20_2" style:next-style-name="CV_20_Heading_20_2">
      <style:paragraph-properties fo:margin-top="0.131cm" fo:margin-bottom="0cm" loext:contextual-spacing="false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/>
    </style:style>
    <style:style style:name="CV_20_Heading_20_3_20_-_20_First_20_Line" style:display-name="CV Heading 3 - First Line" style:family="paragraph" style:parent-style-name="CV_20_Heading_20_3" style:next-style-name="CV_20_Heading_20_3">
      <style:paragraph-properties fo:margin-top="0.131cm" fo:margin-bottom="0cm" loext:contextual-spacing="false"/>
    </style:style>
    <style:style style:name="CV_20_Heading_20_Language" style:display-name="CV Heading Language" style:family="paragraph" style:parent-style-name="CV_20_Heading_20_2" style:next-style-name="Level_20_Assessment_20_-_20_Code">
      <style:paragraph-properties fo:margin-left="0.199cm" fo:margin-right="0.199cm" fo:text-align="end" style:justify-single-word="false" fo:text-indent="0cm" style:auto-text-indent="false"/>
      <style:text-properties fo:font-size="11pt" fo:font-style="normal" fo:font-weight="bold" style:font-size-asian="11pt" style:font-style-asian="normal" style:font-weight-asian="bold"/>
    </style:style>
    <style:style style:name="Level_20_Assessment_20_-_20_Code" style:display-name="Level Assessment - Code" style:family="paragraph" style:parent-style-name="Standard" style:next-style-name="Level_20_Assessment_20_-_20_Description">
      <style:paragraph-properties fo:margin-left="0.049cm" fo:margin-right="0cm" fo:text-align="center" style:justify-single-word="false" fo:text-indent="0cm" style:auto-text-indent="false"/>
      <style:text-properties fo:font-size="9pt" fo:font-weight="normal" style:font-size-asian="9pt" style:font-weight-asian="normal"/>
    </style:style>
    <style:style style:name="Level_20_Assessment_20_-_20_Description" style:display-name="Level Assessment - Description" style:family="paragraph" style:parent-style-name="Level_20_Assessment_20_-_20_Code" style:next-style-name="Level_20_Assessment_20_-_20_Code">
      <style:paragraph-properties style:vertical-align="bottom"/>
      <style:text-properties fo:font-size="9pt" style:font-size-asian="9pt"/>
    </style:style>
    <style:style style:name="Small_20_Gap" style:display-name="Small Gap" style:family="paragraph" style:parent-style-name="Standard" style:next-style-name="Standard">
      <style:text-properties fo:font-size="5pt" style:font-size-asian="5pt"/>
    </style:style>
    <style:style style:name="CV_20_Heading_20_Level" style:display-name="CV Heading Level" style:family="paragraph" style:parent-style-name="CV_20_Heading_20_3" style:next-style-name="Standard">
      <style:text-properties fo:font-style="italic" style:font-style-asian="italic"/>
    </style:style>
    <style:style style:name="Level_20_Assessment_20_-_20_Heading_20_1" style:display-name="Level Assessment - Heading 1" style:family="paragraph" style:parent-style-name="Level_20_Assessment_20_-_20_Code">
      <style:paragraph-properties fo:margin-left="0.101cm" fo:margin-right="0.101cm" fo:text-indent="0cm" style:auto-text-indent="false"/>
      <style:text-properties fo:font-size="11pt" fo:font-weight="bold" style:font-size-asian="11pt" style:font-weight-asian="bold"/>
    </style:style>
    <style:style style:name="Level_20_Assessment_20_-_20_Heading_20_2" style:display-name="Level Assessment - Heading 2" style:family="paragraph" style:parent-style-name="Standard">
      <style:paragraph-properties fo:margin-left="0.101cm" fo:margin-right="0.101cm" fo:margin-top="0cm" fo:margin-bottom="0cm" loext:contextual-spacing="false" fo:text-align="center" style:justify-single-word="false" fo:text-indent="0cm" style:auto-text-indent="false"/>
      <style:text-properties fo:font-size="9pt" fo:language="en" fo:country="US" style:font-size-asian="9pt"/>
    </style:style>
    <style:style style:name="Level_20_Assessment_20_-_20_Note" style:display-name="Level Assessment - Note" style:family="paragraph" style:parent-style-name="Level_20_Assessment_20_-_20_Code">
      <style:paragraph-properties fo:margin-left="0.199cm" fo:margin-right="0cm" fo:text-align="start" style:justify-single-word="false" fo:text-indent="0cm" style:auto-text-indent="false"/>
      <style:text-properties fo:font-size="9pt" fo:font-style="italic" style:font-size-asian="9pt" style:font-style-asian="italic"/>
    </style:style>
    <style:style style:name="CV_20_Major" style:display-name="CV Major" style:family="paragraph" style:parent-style-name="Standard">
      <style:paragraph-properties fo:margin-left="0.199cm" fo:margin-right="0.199cm" fo:text-indent="0cm" style:auto-text-indent="false"/>
      <style:text-properties fo:font-size="12pt" fo:font-weight="bold" style:font-size-asian="12pt" style:font-weight-asian="bold"/>
    </style:style>
    <style:style style:name="CV_20_Major_20_-_20_First_20_Line" style:display-name="CV Major - First Line" style:family="paragraph" style:parent-style-name="CV_20_Major" style:next-style-name="CV_20_Major">
      <style:paragraph-properties fo:margin-top="0.131cm" fo:margin-bottom="0cm" loext:contextual-spacing="false"/>
    </style:style>
    <style:style style:name="CV_20_Medium" style:display-name="CV Medium" style:family="paragraph" style:parent-style-name="CV_20_Major">
      <style:paragraph-properties fo:margin-left="0.199cm" fo:margin-right="0.199cm" fo:text-indent="0cm" style:auto-text-indent="false"/>
      <style:text-properties fo:font-size="11pt" style:font-size-asian="11pt"/>
    </style:style>
    <style:style style:name="CV_20_Medium_20_-_20_First_20_Line" style:display-name="CV Medium - First Line" style:family="paragraph" style:parent-style-name="CV_20_Medium" style:next-style-name="CV_20_Medium">
      <style:paragraph-properties fo:margin-top="0.131cm" fo:margin-bottom="0cm" loext:contextual-spacing="false"/>
    </style:style>
    <style:style style:name="CV_20_Normal" style:display-name="CV Normal" style:family="paragraph" style:parent-style-name="CV_20_Medium">
      <style:paragraph-properties fo:margin-left="0.199cm" fo:margin-right="0.199cm" fo:text-indent="0cm" style:auto-text-indent="false"/>
      <style:text-properties fo:font-size="10pt" fo:font-weight="normal" style:font-size-asian="10pt" style:font-weight-asian="normal"/>
    </style:style>
    <style:style style:name="CV_20_Spacer" style:display-name="CV Spacer" style:family="paragraph" style:parent-style-name="CV_20_Normal">
      <style:text-properties fo:font-size="2pt" style:font-size-asian="2pt"/>
    </style:style>
    <style:style style:name="CV_20_Normal_20_-_20_First_20_Line" style:display-name="CV Normal - First Line" style:family="paragraph" style:parent-style-name="CV_20_Normal" style:next-style-name="CV_20_Normal">
      <style:paragraph-properties fo:margin-top="0.131cm" fo:margin-bottom="0cm" loext:contextual-spacing="false"/>
    </style:style>
    <style:style style:name="CV_20_Footer_20_Left" style:display-name="CV Footer Left" style:family="paragraph" style:parent-style-name="Standard">
      <style:paragraph-properties fo:margin-left="0cm" fo:margin-right="0cm" fo:text-align="end" style:justify-single-word="false" fo:text-indent="0.635cm" style:auto-text-indent="false"/>
      <style:text-properties fo:font-size="8pt" fo:language="en" fo:country="US" style:font-size-asian="8pt" style:font-weight-complex="bold"/>
    </style:style>
    <style:style style:name="CV_20_Footer_20_Right" style:display-name="CV Footer Right" style:family="paragraph" style:parent-style-name="Standard">
      <style:text-properties fo:font-size="8pt" fo:language="de" fo:country="DE" style:font-size-asian="8pt" style:font-weight-complex="bold"/>
    </style:style>
    <style:style style:name="Contenu_20_de_20_tableau" style:display-name="Contenu de tableau" style:family="paragraph" style:parent-style-name="Standard">
      <style:paragraph-properties text:number-lines="false" text:line-number="0"/>
    </style:style>
    <style:style style:name="Titre_20_de_20_tableau" style:display-name="Titre de tableau" style:family="paragraph" style:parent-style-name="Contenu_20_de_20_tableau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DejaVu Sans" style:font-family-asian="'DejaVu Sans'" style:font-family-generic-asian="system" style:font-pitch-asian="variable" style:font-size-asian="7pt" style:font-weight-asian="bold" style:font-name-complex="DejaVu Sans" style:font-family-complex="'DejaVu Sans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Absatz-Standardschriftart" style:family="text"/>
    <style:style style:name="WW-Absatz-Standardschriftart" style:family="text"/>
    <style:style style:name="Footnote_20_Symbol" style:display-name="Footnote Symbol" style:family="text"/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27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769cm" fo:margin-left="1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CV_20_Footer_20_Right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 Baruselli</dc:title>
    <meta:initial-creator>PHT</meta:initial-creator>
    <meta:creation-date>2005-01-21T10:29:00</meta:creation-date>
    <dc:date>2017-10-13T14:49:43.340467785</dc:date>
    <meta:print-date>2005-09-22T16:04:00</meta:print-date>
    <meta:editing-cycles>419</meta:editing-cycles>
    <meta:editing-duration>P24DT16H26M50S</meta:editing-duration>
    <meta:generator>LibreOffice/5.1.6.2$Linux_X86_64 LibreOffice_project/10m0$Build-2</meta:generator>
    <meta:document-statistic meta:table-count="1" meta:image-count="0" meta:object-count="0" meta:page-count="2" meta:paragraph-count="96" meta:word-count="834" meta:character-count="5985" meta:non-whitespace-character-count="5186"/>
    <meta:user-defined meta:name="Info 1"/>
    <meta:user-defined meta:name="Info 2"/>
    <meta:user-defined meta:name="Info 3"/>
    <meta:user-defined meta:name="Info 4"/>
  </office:meta>
</office:document-meta>
</file>